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cm" svg:height="1.6cm" svg:x="4.2cm" svg:y="0.504cm">
          <text:p text:style-name="P1">Signal activity</text:p>
          <text:p text:style-name="P1">detection</text:p>
        </draw:rect>
        <draw:rect draw:style-name="gr1" draw:text-style-name="P1" xml:id="id2" draw:id="id2" draw:layer="layout" svg:width="4.3cm" svg:height="1.6cm" svg:x="10.2cm" svg:y="0.504cm">
          <text:p text:style-name="P1">Thresholding</text:p>
        </draw:rect>
        <draw:connector draw:style-name="gr2" draw:text-style-name="P1" draw:layer="layout" svg:x1="8.5cm" svg:y1="1.304cm" svg:x2="10.2cm" svg:y2="1.304cm" draw:start-shape="id1" draw:start-glue-point="1" draw:end-shape="id2" draw:end-glue-point="3" svg:d="M8500 1304h1700">
          <text:p/>
        </draw:connector>
        <draw:connector draw:style-name="gr2" draw:text-style-name="P1" draw:layer="layout" svg:x1="14.5cm" svg:y1="1.304cm" svg:x2="16.2cm" svg:y2="1.304cm" draw:start-shape="id2" draw:start-glue-point="1" draw:end-shape="id3" svg:d="M14500 1304h1700">
          <text:p/>
        </draw:connector>
        <draw:rect draw:style-name="gr3" draw:text-style-name="P1" xml:id="id4" draw:id="id4" draw:layer="layout" svg:width="2.1cm" svg:height="1.6cm" svg:x="0.5cm" svg:y="0.504cm">
          <text:p text:style-name="P1">Input</text:p>
          <text:p text:style-name="P1">signal</text:p>
        </draw:rect>
        <draw:connector draw:style-name="gr2" draw:text-style-name="P1" draw:layer="layout" svg:x1="2.6cm" svg:y1="1.304cm" svg:x2="4.2cm" svg:y2="1.304cm" draw:start-shape="id4" draw:start-glue-point="1" draw:end-shape="id1" draw:end-glue-point="3" svg:d="M2600 1304h1600">
          <text:p/>
        </draw:connector>
        <draw:rect draw:style-name="gr3" draw:text-style-name="P1" xml:id="id3" draw:id="id3" draw:layer="layout" svg:width="2.1cm" svg:height="1.6cm" svg:x="16.2cm" svg:y="0.504cm">
          <text:p text:style-name="P1">VAD</text:p>
          <text:p text:style-name="P1">decis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8.8cm" fo:page-height="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Bäckström</meta:initial-creator>
    <meta:creation-date>2015-09-02T11:18:42.61</meta:creation-date>
    <dc:date>2015-09-02T11:29:33.13</dc:date>
    <dc:creator>Tom Bäckström</dc:creator>
    <meta:editing-duration>PT10M55S</meta:editing-duration>
    <meta:editing-cycles>2</meta:editing-cycles>
    <meta:generator>OpenOffice/4.1.1$Win32 OpenOffice.org_project/411m6$Build-9775</meta:generator>
    <meta:document-statistic meta:object-count="7"/>
  </office:meta>
</office:document-meta>
</file>